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eba57" officeooo:paragraph-rsid="001eba57"/>
    </style:style>
    <style:style style:name="P2" style:family="paragraph" style:parent-style-name="Standard">
      <style:text-properties style:font-name="DejaVu Sans" officeooo:rsid="001eba57" officeooo:paragraph-rsid="0020a97d"/>
    </style:style>
    <style:style style:name="P3" style:family="paragraph" style:parent-style-name="Standard">
      <style:text-properties style:font-name="DejaVu Sans" officeooo:rsid="001eba57" officeooo:paragraph-rsid="0023e224"/>
    </style:style>
    <style:style style:name="P4" style:family="paragraph" style:parent-style-name="Standard">
      <style:text-properties style:font-name="DejaVu Sans" officeooo:rsid="001eba57" officeooo:paragraph-rsid="0024fd7a"/>
    </style:style>
    <style:style style:name="P5" style:family="paragraph" style:parent-style-name="Standard">
      <style:text-properties style:font-name="DejaVu Sans" fo:font-size="20pt" officeooo:rsid="001eba57" officeooo:paragraph-rsid="001eba57" style:font-size-asian="20pt" style:font-size-complex="20pt"/>
    </style:style>
    <style:style style:name="P6" style:family="paragraph" style:parent-style-name="Standard">
      <style:text-properties style:font-name="DejaVu Sans" officeooo:rsid="0020a97d" officeooo:paragraph-rsid="0020a97d"/>
    </style:style>
    <style:style style:name="P7" style:family="paragraph" style:parent-style-name="Standard">
      <style:text-properties style:font-name="DejaVu Sans" officeooo:rsid="0020a97d" officeooo:paragraph-rsid="0028f7ff"/>
    </style:style>
    <style:style style:name="P8" style:family="paragraph" style:parent-style-name="Standard">
      <style:paragraph-properties fo:text-align="center" style:justify-single-word="false"/>
      <style:text-properties style:font-name="DejaVu Sans" fo:font-weight="bold" officeooo:rsid="0020a97d" officeooo:paragraph-rsid="0020a97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" fo:font-weight="bold" officeooo:rsid="0020a97d" officeooo:paragraph-rsid="001eba57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/>
      <style:text-properties style:font-name="DejaVu Sans" officeooo:rsid="0020a97d" officeooo:paragraph-rsid="001eba57"/>
    </style:style>
    <style:style style:name="P11" style:family="paragraph" style:parent-style-name="Standard">
      <style:text-properties style:font-name="DejaVu Sans" officeooo:rsid="001eba57" officeooo:paragraph-rsid="001eba57"/>
    </style:style>
    <style:style style:name="P12" style:family="paragraph" style:parent-style-name="Standard">
      <style:text-properties style:font-name="DejaVu Sans" officeooo:rsid="001eba57" officeooo:paragraph-rsid="002eac9a"/>
    </style:style>
    <style:style style:name="P13" style:family="paragraph" style:parent-style-name="Standard">
      <style:paragraph-properties fo:text-align="center" style:justify-single-word="false"/>
      <style:text-properties style:font-name="DejaVu Sans" fo:font-weight="bold" officeooo:rsid="0020a97d" officeooo:paragraph-rsid="001eba5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" fo:font-weight="bold" officeooo:rsid="0020a97d" officeooo:paragraph-rsid="001eba57" style:font-weight-asian="bold" style:font-weight-complex="bold"/>
    </style:style>
    <style:style style:name="T1" style:family="text">
      <style:text-properties officeooo:rsid="0020a97d"/>
    </style:style>
    <style:style style:name="T2" style:family="text">
      <style:text-properties fo:font-weight="bold" officeooo:rsid="00223e24" style:font-weight-asian="bold" style:font-weight-complex="bold"/>
    </style:style>
    <style:style style:name="T3" style:family="text">
      <style:text-properties fo:font-weight="bold" officeooo:rsid="0024fd7a" style:font-weight-asian="bold" style:font-weight-complex="bold"/>
    </style:style>
    <style:style style:name="T4" style:family="text">
      <style:text-properties fo:font-weight="bold" officeooo:rsid="0028f7ff" style:font-weight-asian="bold" style:font-weight-complex="bold"/>
    </style:style>
    <style:style style:name="T5" style:family="text">
      <style:text-properties fo:font-weight="bold" officeooo:rsid="002eac9a" style:font-weight-asian="bold" style:font-weight-complex="bold"/>
    </style:style>
    <style:style style:name="T6" style:family="text">
      <style:text-properties officeooo:rsid="0024fd7a"/>
    </style:style>
    <style:style style:name="T7" style:family="text">
      <style:text-properties fo:font-weight="normal" officeooo:rsid="0026e334" style:font-weight-asian="normal" style:font-weight-complex="normal"/>
    </style:style>
    <style:style style:name="T8" style:family="text">
      <style:text-properties fo:font-weight="normal" officeooo:rsid="002eac9a" style:font-weight-asian="normal" style:font-weight-complex="normal"/>
    </style:style>
    <style:style style:name="T9" style:family="text">
      <style:text-properties officeooo:rsid="002aee4c"/>
    </style:style>
    <style:style style:name="T10" style:family="text">
      <style:text-properties officeooo:rsid="002eac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as Conhecidos</text:p>
      <text:p text:style-name="P1"/>
      <text:p text:style-name="P9">Funcionamento do sistem<text:span text:style-name="T10">a</text:span></text:p>
      <text:p text:style-name="P14"/>
      <text:p text:style-name="P14">- <text:span text:style-name="T10">FAZENDO </text:span><text:span text:style-name="T8">alterando conexões para pull de conexões.</text:span></text:p>
      <text:p text:style-name="P9"/>
      <text:p text:style-name="P1">- Atualizar perfil.</text:p>
      <text:p text:style-name="P1"/>
      <text:p text:style-name="P1">- O acesso em atribuir notas não funciona.</text:p>
      <text:p text:style-name="P1"/>
      <text:p text:style-name="P1">- Atribuir Notas - ‘<text:a xlink:type="simple" xlink:href="http://localhost:3000/professor/turma/abrir/1/professor/1" text:style-name="Internet_20_link" text:visited-style-name="Visited_20_Internet_20_Link">http://localhost:3000/professor/turma/abrir/1/professor/1</text:a>’ <text:s text:c="7"/></text:p>
      <text:p text:style-name="P1"><text:span text:style-name="T1">- Área de interação - ‘</text:span><text:a xlink:type="simple" xlink:href="http://localhost:3000/professor/turma/abrir/1/aluno" text:style-name="Internet_20_link" text:visited-style-name="Visited_20_Internet_20_Link">http://localhost:3000/professor/turma/abrir/1/aluno</text:a>’</text:p>
      <text:p text:style-name="P10">Ambos os links precisam rever o funcionamento da assincronicidade, não estão carregando no tempo certo.</text:p>
      <text:p text:style-name="P1"/>
      <text:p text:style-name="P1">- <text:span text:style-name="T1">R</text:span>esponder <text:span text:style-name="T1">questões</text:span> está com problemas – <text:span text:style-name="T1">a mesma questao em listas diferentes possui a mesma resposta</text:span></text:p>
      <text:p text:style-name="P1"/>
      <text:p text:style-name="P2">- Só pode adicionar uma exercicios a lista uma vez, senao da problema. </text:p>
      <text:p text:style-name="P2"><text:s text:c="4"/></text:p>
      <text:p text:style-name="P2">- <text:span text:style-name="T1">N</text:span>ao é possivel criar uma lista com zero exercicios, da problema</text:p>
      <text:p text:style-name="P2"/>
      <text:p text:style-name="P2">- TurmaIncluirLista.js e TurmaIncluirDidatico.js: posso criar uma promisse para forçar a espera de todas as inclusões no Banco de Dados, para depois redirecionar para a página de painel.</text:p>
      <text:p text:style-name="P1"/>
      <text:p text:style-name="P7"><text:span text:style-name="T4">OK </text:span><text:span text:style-name="T7">Emails repetidos podem criar conta</text:span></text:p>
      <text:p text:style-name="P3"><text:span text:style-name="T2">OK</text:span> Fazer com q o bcrypt fique <text:span text:style-name="T1">assíncrono</text:span></text:p>
      <text:p text:style-name="P4"><text:span text:style-name="T3">OK</text:span><text:span text:style-name="T6"> R</text:span>eimplementar o logout <text:span text:style-name="T1">do aluno</text:span></text:p>
      <text:p text:style-name="P1"/>
      <text:p text:style-name="P8">Bem-estar</text:p>
      <text:p text:style-name="P6"/>
      <text:p text:style-name="P12"><text:span text:style-name="T5">FAZENDO</text:span><text:span text:style-name="T10"> M</text:span>elhorar front-end.</text:p>
      <text:p text:style-name="P1"/>
      <text:p text:style-name="P1">- <text:span text:style-name="T1">T</text:span>emplate para as entradas dos campos</text:p>
      <text:p text:style-name="P1"/>
      <text:p text:style-name="P1">- Fazer todas as autenticações em um cadastro: Esqueci a senha, deixar <text:span text:style-name="T1">c</text:span>ampos <text:span text:style-name="T1">obrigatórios</text:span>, <text:span text:style-name="T9">repetir a senha</text:span></text:p>
      <text:p text:style-name="P1"/>
      <text:p text:style-name="P1">- Melhorar rotas.</text:p>
      <text:p text:style-name="P1"><text:s text:c="4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23:22:20.064000000</meta:creation-date>
    <dc:date>2018-09-12T11:01:16.636000000</dc:date>
    <meta:editing-duration>PT8H26M7S</meta:editing-duration>
    <meta:editing-cycles>10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22" meta:word-count="170" meta:character-count="1161" meta:non-whitespace-character-count="993"/>
  </office:meta>
</office:document-meta>
</file>